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509cm" svg:x="11.033cm" svg:y="6.969cm">
          <text:p text:style-name="P1">description of tools and </text:p>
          <text:p text:style-name="P1">techniques used. </text:p>
          <text:p text:style-name="P1">advantages and disadvantages</text:p>
          <text:p text:style-name="P1">of each.</text:p>
          <text:p text:style-name="P1"/>
          <text:p text:style-name="P1">- external physical devices</text:p>
          <text:p text:style-name="P1">- onchip measurements</text:p>
          <text:p text:style-name="P1">- software-base 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8.509cm" svg:x="1.635cm" svg:y="6.969cm">
          <text:p text:style-name="P1">overview of energy model</text:p>
          <text:p text:style-name="P1">(picture where and how is</text:p>
          <text:p text:style-name="P1">energy consumed on HPC)</text:p>
          <text:p text:style-name="P1"/>
          <text:p text:style-name="P1">explan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9.59cm" svg:height="5.361cm" svg:x="1cm" svg:y="0.973cm">
          <text:p text:style-name="P1"><text:span text:style-name="T1">Techniques and tools for measuring energy efficiency of</text:span></text:p>
          <text:p text:style-name="P1"><text:span text:style-name="T1"><text:s/></text:span><text:span text:style-name="T1">scientific software applications </text:span></text:p>
          <text:p text:style-name="P1"/>
          <text:p text:style-name="P1"/>
          <text:p text:style-name="P1">short description. what and why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8.509cm" svg:x="11.033cm" svg:y="15.986cm">
          <text:p text:style-name="P1">A. ARM vs Intel</text:p>
          <text:p text:style-name="P1">onchip measurements</text:p>
          <text:p text:style-name="P1">(RAPL and TI231)</text:p>
          <text:p text:style-name="P1"><text:s/></text:p>
          <text:p text:style-name="P1">finish this week if possi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89cm" svg:height="8.509cm" svg:x="1.508cm" svg:y="15.986cm">
          <text:p text:style-name="P1">B. ARM vs Intel</text:p>
          <text:p text:style-name="P1">physical measurements</text:p>
          <text:p text:style-name="P1">(ask to redo in Aalto)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8.542cm" svg:height="1.705cm" svg:x="1.635cm" svg:y="25.038cm">
          <text:p text:style-name="P1">logos and that stuff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5T16:51:24.655912735</meta:creation-date>
    <dc:date>2014-08-05T17:04:37.978927157</dc:date>
    <meta:editing-duration>P0D</meta:editing-duration>
    <meta:editing-cycles>1</meta:editing-cycles>
    <meta:document-statistic meta:object-count="6"/>
    <meta:generator>LibreOffice/4.2.5.2$Linux_X86_64 LibreOffice_project/420m0$Build-2</meta:generator>
  </office:meta>
</office:document-meta>
</file>